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svg:stroke-color="#6666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8.2cm" svg:height="9.5cm" svg:x="4.5cm" svg:y="1.6cm">
            <text:p text:style-name="P1"><text:s/>Système Hô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8.089cm" svg:height="3.074cm" svg:x="5.174cm" svg:y="7.607cm">
            <text:p text:style-name="P1"><text:span text:style-name="T1">Service</text:span></text:p>
            <text:p text:style-name="P1"><text:span text:style-name="T1">Reconnaissance voca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2" draw:id="id2" draw:layer="layout" svg:width="8.089cm" svg:height="2.934cm" svg:x="5.174cm" svg:y="2.019cm">
            <text:p text:style-name="P1">Applicatio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3" draw:id="id3" draw:layer="layout" svg:width="8.089cm" svg:height="2.934cm" svg:x="13.869cm" svg:y="1.948cm">
            <text:p text:style-name="P1">Plugin 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" draw:id="id4" draw:layer="layout" svg:width="8.089cm" svg:height="2.934cm" svg:x="14.069cm" svg:y="15.749cm">
            <text:p text:style-name="P1">Plugin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" draw:id="id5" draw:layer="layout" svg:width="8.089cm" svg:height="2.934cm" svg:x="13.969cm" svg:y="12.35cm">
            <text:p text:style-name="P1">Plugin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curve" svg:x1="9.218cm" svg:y1="7.607cm" svg:x2="9.218cm" svg:y2="4.953cm" draw:start-shape="id1" draw:start-glue-point="0" draw:end-shape="id2" draw:end-glue-point="2" svg:d="M9218 7607v-2654" svg:viewBox="0 0 1 2655">
            <text:p/>
          </draw:connector>
          <draw:connector draw:style-name="gr4" draw:text-style-name="P1" draw:layer="layout" draw:type="curve" svg:x1="13.263cm" svg:y1="9.144cm" svg:x2="17.913cm" svg:y2="4.882cm" draw:start-shape="id1" draw:start-glue-point="1" draw:end-shape="id3" draw:end-glue-point="2" svg:d="M13263 9144c3100 0 4650-1420 4650-4262" svg:viewBox="0 0 4651 4263">
            <text:p/>
          </draw:connector>
          <draw:connector draw:style-name="gr4" draw:text-style-name="P1" draw:layer="layout" draw:type="curve" svg:x1="9.218cm" svg:y1="10.681cm" svg:x2="14.069cm" svg:y2="17.216cm" draw:start-shape="id1" draw:start-glue-point="2" draw:end-shape="id4" draw:end-glue-point="3" svg:d="M9218 10681c0 4357 1617 6535 4851 6535" svg:viewBox="0 0 4852 6536">
            <text:p/>
          </draw:connector>
          <draw:connector draw:style-name="gr4" draw:text-style-name="P1" draw:layer="layout" draw:type="curve" svg:x1="9.218cm" svg:y1="10.681cm" svg:x2="13.969cm" svg:y2="13.817cm" draw:start-shape="id1" draw:start-glue-point="2" draw:end-shape="id5" draw:end-glue-point="3" svg:d="M9218 10681c0 2091 1583 3136 4751 3136" svg:viewBox="0 0 4752 3137">
            <text:p/>
          </draw:connector>
          <draw:line draw:style-name="gr3" draw:text-style-name="P1" draw:layer="layout" svg:x1="1.7cm" svg:y1="16.3cm" svg:x2="4.3cm" svg:y2="16.3cm">
            <text:p/>
          </draw:line>
          <draw:line draw:style-name="gr4" draw:text-style-name="P1" draw:layer="layout" svg:x1="1.6cm" svg:y1="17.9cm" svg:x2="4.2cm" svg:y2="17.9cm">
            <text:p/>
          </draw:line>
          <draw:frame draw:style-name="gr5" draw:layer="layout" svg:width="2.9cm" svg:height="1.1cm" svg:x="4.8cm" svg:y="15.8cm">
            <draw:text-box>
              <text:p>DBUS</text:p>
            </draw:text-box>
          </draw:frame>
          <draw:frame draw:style-name="gr5" draw:layer="layout" svg:width="2.8cm" svg:height="1.1cm" svg:x="4.9cm" svg:y="17.3cm">
            <draw:text-box>
              <text:p>TC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 franquet</meta:initial-creator>
    <meta:creation-date>2015-06-14T16:40:05.329987987</meta:creation-date>
    <dc:date>2015-06-14T16:55:22.832249296</dc:date>
    <dc:creator>benoit franquet</dc:creator>
    <meta:editing-duration>PT7S</meta:editing-duration>
    <meta:editing-cycles>1</meta:editing-cycles>
    <meta:document-statistic meta:object-count="15"/>
    <meta:generator>LibreOffice/4.2.8.2$Linux_x86 LibreOffice_project/420m0$Build-2</meta:generator>
  </office:meta>
</office:document-meta>
</file>